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3af" officeooo:paragraph-rsid="0009e3af"/>
    </style:style>
    <style:style style:name="P2" style:family="paragraph" style:parent-style-name="Standard" style:list-style-name="L2">
      <style:text-properties officeooo:rsid="0009e3af" officeooo:paragraph-rsid="0009e3af"/>
    </style:style>
    <style:style style:name="P3" style:family="paragraph" style:parent-style-name="Standard" style:list-style-name="L1">
      <style:text-properties officeooo:paragraph-rsid="0009e3af"/>
    </style:style>
    <style:style style:name="P4" style:family="paragraph" style:parent-style-name="Standard">
      <style:text-properties officeooo:paragraph-rsid="0009e3af"/>
    </style:style>
    <style:style style:name="P5" style:family="paragraph" style:parent-style-name="Standard">
      <style:text-properties officeooo:rsid="000a05a7" officeooo:paragraph-rsid="000a05a7"/>
    </style:style>
    <style:style style:name="P6" style:family="paragraph" style:parent-style-name="Standard" style:list-style-name="L3">
      <style:text-properties officeooo:rsid="000a05a7" officeooo:paragraph-rsid="000a05a7"/>
    </style:style>
    <style:style style:name="P7" style:family="paragraph" style:parent-style-name="Standard">
      <style:text-properties officeooo:paragraph-rsid="000a05a7"/>
    </style:style>
    <style:style style:name="P8" style:family="paragraph" style:parent-style-name="Standard" style:list-style-name="L3">
      <style:text-properties officeooo:paragraph-rsid="000a05a7"/>
    </style:style>
    <style:style style:name="P9" style:family="paragraph" style:parent-style-name="Standard">
      <style:text-properties officeooo:rsid="000b4e90" officeooo:paragraph-rsid="000b4e90"/>
    </style:style>
    <style:style style:name="P10" style:family="paragraph" style:parent-style-name="Standard">
      <style:text-properties fo:font-weight="bold" officeooo:rsid="0009e3af" officeooo:paragraph-rsid="0009e3af" style:font-weight-asian="bold" style:font-weight-complex="bold"/>
    </style:style>
    <style:style style:name="P11" style:family="paragraph" style:parent-style-name="Standard">
      <style:text-properties fo:font-weight="bold" officeooo:rsid="000a05a7" officeooo:paragraph-rsid="000a05a7" style:font-weight-asian="bold" style:font-weight-complex="bold"/>
    </style:style>
    <style:style style:name="P12" style:family="paragraph" style:parent-style-name="Standard">
      <style:text-properties fo:font-weight="bold" officeooo:rsid="000b4e90" officeooo:paragraph-rsid="000b4e90" style:font-weight-asian="bold" style:font-weight-complex="bold"/>
    </style:style>
    <style:style style:name="T1" style:family="text">
      <style:text-properties officeooo:rsid="0009e3af"/>
    </style:style>
    <style:style style:name="T2" style:family="text">
      <style:text-properties officeooo:rsid="000a05a7"/>
    </style:style>
    <style:style style:name="T3" style:family="text">
      <style:text-properties officeooo:rsid="000b4e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-commerce application</text:p>
      <text:p text:style-name="P1"/>
      <text:p text:style-name="P1">Customer</text:p>
      <text:p text:style-name="P1">Sellers/traders</text:p>
      <text:p text:style-name="P1"/>
      <text:p text:style-name="P1"/>
      <text:list xml:id="list1868422262" text:style-name="L2">
        <text:list-item>
          <text:p text:style-name="P2">User requirements</text:p>
        </text:list-item>
        <text:list-item>
          <text:p text:style-name="P2">Software requirements</text:p>
          <text:p text:style-name="P2"><text:tab/>Functional</text:p>
          <text:p text:style-name="P2"><text:tab/>Non-functional</text:p>
        </text:list-item>
        <text:list-item>
          <text:p text:style-name="P2">Systems requirement</text:p>
        </text:list-item>
        <text:list-item>
          <text:p text:style-name="P2">D<text:span text:style-name="T2">omain requirement</text:span></text:p>
        </text:list-item>
      </text:list>
      <text:p text:style-name="P1"/>
      <text:p text:style-name="P1"/>
      <text:p text:style-name="P1"/>
      <text:p text:style-name="P1"/>
      <text:p text:style-name="P10">User requirement:</text:p>
      <text:list xml:id="list4049504896" text:style-name="L1">
        <text:list-item>
          <text:p text:style-name="P3"><text:span text:style-name="T1">As a customer, i would like to browse through a list of products so i can know what the application has.</text:span></text:p>
        </text:list-item>
        <text:list-item>
          <text:p text:style-name="P3"><text:span text:style-name="T1">As a customer, i would like to view more description about a product so i can know if it meets my requirements</text:span></text:p>
        </text:list-item>
        <text:list-item>
          <text:p text:style-name="P3"><text:span text:style-name="T1">As a customer, i would like to purchase a product so i can have </text:span><text:span text:style-name="T2">it.</text:span></text:p>
        </text:list-item>
        <text:list-item>
          <text:p text:style-name="P3"><text:span text:style-name="T1">As a customer, i would like to save items for later so that it can be purchased later</text:span></text:p>
        </text:list-item>
        <text:list-item>
          <text:p text:style-name="P3"><text:span text:style-name="T1">As a customer, i would like to make payment for purchase so that my product can be delivered to me</text:span></text:p>
        </text:list-item>
        <text:list-item>
          <text:p text:style-name="P3"><text:span text:style-name="T1">As a trader, i would like to list my products for sale so that i can attract more buyers</text:span></text:p>
        </text:list-item>
        <text:list-item>
          <text:p text:style-name="P3"><text:span text:style-name="T1">As a trader, i would like to get notification for orders placed on my products so i can respond swiftly to request.</text:span></text:p>
        </text:list-item>
      </text:list>
      <text:p text:style-name="P4"/>
      <text:p text:style-name="P4"/>
      <text:p text:style-name="P11">Functional requirements:</text:p>
      <text:p text:style-name="P7"><text:span text:style-name="T2">&lt;the trigger&gt;&lt;the action&gt;&lt;reason for the function&gt;</text:span></text:p>
      <text:p text:style-name="P9">&lt;action&gt;&lt;trigger&gt;<text:span text:style-name="T2">&lt;reason for the function&gt;</text:span></text:p>
      <text:p text:style-name="P7"/>
      <text:list xml:id="list1429922618" text:style-name="L3">
        <text:list-item>
          <text:p text:style-name="P8"><text:span text:style-name="T2">Once a customer loads the webpage, the app</text:span><text:span text:style-name="T3">lication</text:span><text:span text:style-name="T2"> shall return </text:span><text:span text:style-name="T3">the </text:span><text:span text:style-name="T2">list of products from the database and display. This will provide on convenient means of shopping for the customer</text:span></text:p>
        </text:list-item>
        <text:list-item>
          <text:p text:style-name="P8"><text:span text:style-name="T2">When customer selects a product from the list, </text:span><text:span text:style-name="T3">the application </text:span><text:span text:style-name="T2">shall </text:span><text:span text:style-name="T3">re</text:span><text:span text:style-name="T2">direct </text:span><text:span text:style-name="T3">the customer</text:span><text:span text:style-name="T2"> to another page showing more description of the product.</text:span></text:p>
        </text:list-item>
        <text:list-item>
          <text:p text:style-name="P8"><text:span text:style-name="T2">A customer after view</text:span><text:span text:style-name="T3">ing</text:span><text:span text:style-name="T2"> a product description can decide to purchase it. The </text:span><text:span text:style-name="T3">application</text:span><text:span text:style-name="T2"> shall add the selected product</text:span><text:span text:style-name="T3">s</text:span><text:span text:style-name="T2"> to the customers shopping cart.</text:span></text:p>
        </text:list-item>
        <text:list-item>
          <text:p text:style-name="P6">When a customer is done shopping, the application shall take the items in the cart and redirect to a payment page.</text:p>
        </text:list-item>
      </text:list>
      <text:p text:style-name="P5"/>
      <text:p text:style-name="P12">Non-functional requirements: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9:17:07.008938628</meta:creation-date>
    <dc:date>2021-02-08T21:20:15.371130651</dc:date>
    <meta:editing-duration>PT1H28M23S</meta:editing-duration>
    <meta:editing-cycles>1</meta:editing-cycles>
    <meta:document-statistic meta:table-count="0" meta:image-count="0" meta:object-count="0" meta:page-count="1" meta:paragraph-count="25" meta:word-count="282" meta:character-count="1588" meta:non-whitespace-character-count="1345"/>
    <meta:generator>LibreOffice/6.4.6.2$Linux_X86_64 LibreOffice_project/40$Build-2</meta:generator>
  </office:meta>
</office:document-meta>
</file>